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style:text-properties fo:font-size="40pt" style:font-size-asian="40pt" style:font-size-complex="40pt"/>
    </style:style>
    <style:style style:name="P4" style:parent-style-name="Normal" style:family="paragraph">
      <style:paragraph-properties fo:break-before="page"/>
    </style:style>
    <style:style style:name="TableColumn6" style:family="table-column">
      <style:table-column-properties style:column-width="6.693in" style:use-optimal-column-width="false"/>
    </style:style>
    <style:style style:name="Table5"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34in solid #000000" fo:background-color="#FFFF99"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P10" style:parent-style-name="TableContents" style:list-style-name="LFO3" style:family="paragraph"/>
    <style:style style:name="P11" style:parent-style-name="TableContents" style:list-style-name="LFO3" style:family="paragraph"/>
    <style:style style:name="P12" style:parent-style-name="TableContents" style:list-style-name="LFO3" style:family="paragraph"/>
    <style:style style:name="P13" style:parent-style-name="TableContents" style:list-style-name="LFO3" style:family="paragraph"/>
    <style:style style:name="P14" style:parent-style-name="TableContents" style:list-style-name="LFO3" style:family="paragraph"/>
    <style:style style:name="P15" style:parent-style-name="TableContents" style:list-style-name="LFO3" style:family="paragraph"/>
    <style:style style:name="P16" style:parent-style-name="TableContents" style:list-style-name="LFO3" style:family="paragraph"/>
    <style:style style:name="P17" style:parent-style-name="TableContents" style:list-style-name="LFO3" style:family="paragraph"/>
    <style:style style:name="P18" style:parent-style-name="TableContents" style:list-style-name="LFO3" style:family="paragraph"/>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Standard" style:list-style-name="LFO3" style:family="paragraph"/>
    <style:style style:name="P22"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4"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6"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8"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2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0" style:parent-style-name="TDC1" style:family="paragraph">
      <style:paragraph-properties>
        <style:tab-stops>
          <style:tab-stop style:type="left" style:position="0.3055in"/>
          <style:tab-stop style:type="right" style:leader-style="dotted" style:leader-text="." style:position="6.6861in"/>
        </style:tab-stops>
      </style:paragraph-properties>
    </style:style>
    <style:style style:name="T3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2"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4"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3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36" style:parent-style-name="Textbody" style:family="paragraph">
      <style:paragraph-properties fo:text-indent="0.4923in"/>
    </style:style>
    <style:style style:name="P37" style:parent-style-name="Textbody" style:family="paragraph">
      <style:paragraph-properties fo:text-indent="0.4923in"/>
    </style:style>
    <style:style style:name="P38" style:parent-style-name="Textbody" style:family="paragraph">
      <style:paragraph-properties fo:text-indent="0.4923in"/>
    </style:style>
    <style:style style:name="P39" style:parent-style-name="Textbody" style:family="paragraph">
      <style:paragraph-properties fo:text-indent="0.4923in"/>
    </style:style>
    <style:style style:name="P40" style:parent-style-name="Textbody" style:family="paragraph">
      <style:paragraph-properties fo:text-indent="0.4923in"/>
    </style:style>
    <style:style style:name="P41" style:parent-style-name="Textbody" style:family="paragraph">
      <style:paragraph-properties fo:text-indent="0.4923in"/>
    </style:style>
    <style:style style:name="P42" style:parent-style-name="Textbody" style:family="paragraph">
      <style:paragraph-properties fo:text-indent="0.4923in"/>
    </style:style>
    <style:style style:name="P43" style:parent-style-name="Textbody" style:family="paragraph">
      <style:paragraph-properties fo:text-indent="0.4923in"/>
    </style:style>
    <style:style style:name="P44" style:parent-style-name="Textbody" style:family="paragraph">
      <style:paragraph-properties fo:text-indent="0.4923in"/>
    </style:style>
    <style:style style:name="P45" style:parent-style-name="Textbody" style:family="paragraph">
      <style:paragraph-properties fo:text-indent="0.4923in"/>
    </style:style>
    <style:style style:name="P46" style:parent-style-name="Textbody" style:family="paragraph">
      <style:paragraph-properties fo:text-indent="0.4923in"/>
    </style:style>
    <style:style style:name="P47" style:parent-style-name="Textbody" style:family="paragraph">
      <style:paragraph-properties fo:text-indent="0.4923in"/>
    </style:style>
    <style:style style:name="P48" style:parent-style-name="Textbody" style:family="paragraph">
      <style:paragraph-properties fo:text-indent="0.4923in"/>
    </style:style>
    <style:style style:name="P49" style:parent-style-name="Textbody" style:family="paragraph">
      <style:paragraph-properties fo:text-indent="0.4923in"/>
    </style:style>
    <style:style style:name="P50" style:parent-style-name="Textbody" style:family="paragraph">
      <style:paragraph-properties fo:text-indent="0.4923in"/>
    </style:style>
    <style:style style:name="P51" style:parent-style-name="Textbody" style:family="paragraph">
      <style:paragraph-properties fo:text-indent="0.4923in"/>
    </style:style>
    <style:style style:name="P52" style:parent-style-name="Textbody" style:family="paragraph">
      <style:paragraph-properties fo:text-indent="0.4923in"/>
    </style:style>
    <style:style style:name="P53" style:parent-style-name="Textbody" style:family="paragraph">
      <style:paragraph-properties fo:text-indent="0.4923in"/>
    </style:style>
    <style:style style:name="P54" style:parent-style-name="Textbody" style:family="paragraph">
      <style:paragraph-properties fo:text-indent="0.4923in"/>
    </style:style>
    <style:style style:name="P55" style:parent-style-name="Textbody" style:family="paragraph">
      <style:paragraph-properties fo:text-indent="0.4923in"/>
    </style:style>
    <style:style style:name="P56" style:parent-style-name="Textbody" style:family="paragraph">
      <style:paragraph-properties fo:text-indent="0.4923in"/>
    </style:style>
    <style:style style:name="P57" style:parent-style-name="Textbody" style:family="paragraph">
      <style:paragraph-properties fo:text-indent="0.4923in"/>
    </style:style>
    <style:style style:name="P58" style:parent-style-name="Textbody" style:family="paragraph">
      <style:paragraph-properties fo:text-indent="0.4923in"/>
    </style:style>
    <style:style style:name="P59" style:parent-style-name="Textbody" style:family="paragraph">
      <style:paragraph-properties fo:text-indent="0.4923in"/>
    </style:style>
    <style:style style:name="P60" style:parent-style-name="Textbody" style:family="paragraph">
      <style:paragraph-properties fo:text-indent="0.4923in"/>
    </style:style>
    <style:style style:name="P61" style:parent-style-name="Textbody" style:family="paragraph">
      <style:paragraph-properties fo:text-indent="0.4923in"/>
    </style:style>
    <style:style style:name="P62" style:parent-style-name="Textbody" style:family="paragraph">
      <style:paragraph-properties fo:text-indent="0.4923in"/>
    </style:style>
    <style:style style:name="P63" style:parent-style-name="Textbody" style:family="paragraph">
      <style:paragraph-properties fo:text-indent="0.4923in"/>
    </style:style>
    <style:style style:name="P64" style:parent-style-name="Textbody" style:family="paragraph">
      <style:paragraph-properties fo:text-indent="0.4923in"/>
    </style:style>
    <style:style style:name="P65" style:parent-style-name="Textbody" style:family="paragraph">
      <style:paragraph-properties fo:text-indent="0.4923i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Párrafodelista" style:list-style-name="LFO5" style:family="paragraph">
      <style:text-properties style:font-name="Times New Roman" style:font-name-complex="Times New Roman" fo:font-size="12pt" style:font-size-asian="12pt" style:font-size-complex="12pt"/>
    </style:style>
    <style:style style:name="P69" style:parent-style-name="Párrafodelista" style:family="paragraph">
      <style:text-properties style:font-name="Times New Roman" style:font-name-complex="Times New Roman" fo:font-size="12pt" style:font-size-asian="12pt" style:font-size-complex="12pt"/>
    </style:style>
    <style:style style:name="P70" style:parent-style-name="Párrafodelista" style:list-style-name="LFO5" style:family="paragraph">
      <style:text-properties style:font-name="Times New Roman" style:font-name-complex="Times New Roman" fo:font-size="12pt" style:font-size-asian="12pt" style:font-size-complex="12pt"/>
    </style:style>
    <style:style style:name="P71" style:parent-style-name="Párrafodelista" style:family="paragraph">
      <style:text-properties style:font-name="Times New Roman" style:font-name-complex="Times New Roman" fo:font-size="12pt" style:font-size-asian="12pt" style:font-size-complex="12pt"/>
    </style:style>
    <style:style style:name="P72" style:parent-style-name="Párrafodelista" style:list-style-name="LFO5" style:family="paragraph">
      <style:text-properties style:font-name="Times New Roman" style:font-name-complex="Times New Roman" fo:font-size="12pt" style:font-size-asian="12pt" style:font-size-complex="12pt"/>
    </style:style>
    <style:style style:name="P73" style:parent-style-name="Párrafodelista" style:family="paragraph">
      <style:text-properties style:font-name="Times New Roman" style:font-name-complex="Times New Roman" fo:font-size="12pt" style:font-size-asian="12pt" style:font-size-complex="12pt"/>
    </style:style>
    <style:style style:name="P74" style:parent-style-name="Párrafodelista" style:list-style-name="LFO5" style:family="paragraph">
      <style:text-properties style:font-name="Times New Roman" style:font-name-complex="Times New Roman" fo:font-size="12pt" style:font-size-asian="12pt" style:font-size-complex="12pt"/>
    </style:style>
    <style:style style:name="P75" style:parent-style-name="Párrafodelista" style:family="paragraph">
      <style:text-properties style:font-name="Times New Roman" style:font-name-complex="Times New Roman" fo:font-size="12pt" style:font-size-asian="12pt" style:font-size-complex="12pt"/>
    </style:style>
    <style:style style:name="P76" style:parent-style-name="Párrafodelista" style:list-style-name="LFO5" style:family="paragraph">
      <style:text-properties style:font-name="Times New Roman" style:font-name-complex="Times New Roman" fo:font-size="12pt" style:font-size-asian="12pt" style:font-size-complex="12pt"/>
    </style:style>
    <style:style style:name="P77" style:parent-style-name="Párrafodelista" style:family="paragraph">
      <style:text-properties style:font-name="Times New Roman" style:font-name-complex="Times New Roman" fo:font-size="12pt" style:font-size-asian="12pt" style:font-size-complex="12pt"/>
    </style:style>
    <style:style style:name="P78" style:parent-style-name="Normal" style:family="paragraph">
      <style:text-properties style:font-name="Times New Roman" style:font-name-complex="Times New Roman"/>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style:style>
    <style:style style:name="P81" style:parent-style-name="Párrafodelista" style:list-style-name="LFO5" style:family="paragraph">
      <style:text-properties style:font-name="Times New Roman" style:font-name-complex="Times New Roman" fo:font-size="12pt" style:font-size-asian="12pt" style:font-size-complex="12pt"/>
    </style:style>
    <style:style style:name="P82" style:parent-style-name="Párrafodelista" style:family="paragraph">
      <style:text-properties style:font-name="Times New Roman" style:font-name-complex="Times New Roman" fo:font-size="12pt" style:font-size-asian="12pt" style:font-size-complex="12pt"/>
    </style:style>
    <style:style style:name="P83" style:parent-style-name="Párrafodelista" style:list-style-name="LFO5" style:family="paragraph">
      <style:text-properties style:font-name="Times New Roman" style:font-name-complex="Times New Roman" fo:font-size="12pt" style:font-size-asian="12pt" style:font-size-complex="12pt"/>
    </style:style>
    <style:style style:name="P84" style:parent-style-name="Párrafodelista" style:family="paragraph">
      <style:text-properties style:font-name="Times New Roman" style:font-name-complex="Times New Roman" fo:font-size="12pt" style:font-size-asian="12pt" style:font-size-complex="12pt"/>
    </style:style>
    <style:style style:name="P85" style:parent-style-name="Párrafodelista" style:list-style-name="LFO5" style:family="paragraph">
      <style:text-properties style:font-name="Times New Roman" style:font-name-complex="Times New Roman" fo:font-size="12pt" style:font-size-asian="12pt" style:font-size-complex="12pt"/>
    </style:style>
    <style:style style:name="P86" style:parent-style-name="Párrafodelista" style:family="paragraph">
      <style:text-properties style:font-name="Times New Roman" style:font-name-complex="Times New Roman" fo:font-size="12pt" style:font-size-asian="12pt" style:font-size-complex="12pt"/>
    </style:style>
    <style:style style:name="P87" style:parent-style-name="Normal" style:family="paragraph">
      <style:text-properties style:font-name="Times New Roman" style:font-name-complex="Times New Roman"/>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P90" style:parent-style-name="Normal" style:family="paragraph">
      <style:text-properties style:font-name="Times New Roman" style:font-name-complex="Times New Roman"/>
    </style:style>
    <style:style style:name="P91" style:parent-style-name="Normal" style:family="paragraph">
      <style:text-properties style:font-name="Times New Roman" style:font-name-complex="Times New Roman"/>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style:style>
    <style:style style:name="P96" style:parent-style-name="Normal" style:family="paragraph">
      <style:text-properties style:font-name="Times New Roman" style:font-name-complex="Times New Roman"/>
    </style:style>
    <style:style style:name="P97" style:parent-style-name="Normal" style:family="paragraph">
      <style:text-properties style:font-name="Times New Roman" style:font-name-complex="Times New Roman"/>
    </style:style>
    <style:style style:name="P98" style:parent-style-name="Normal" style:family="paragraph">
      <style:text-properties style:font-name="Times New Roman" style:font-name-complex="Times New Roman"/>
    </style:style>
    <style:style style:name="P99" style:parent-style-name="Normal" style:family="paragraph">
      <style:text-properties style:font-name="Times New Roman" style:font-name-complex="Times New Roman"/>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Normal" style:family="paragraph">
      <style:text-properties style:font-name="Times New Roman" style:font-name-complex="Times New Roman"/>
    </style:style>
    <style:style style:name="P104" style:parent-style-name="Normal" style:family="paragraph">
      <style:text-properties style:font-name="Times New Roman" style:font-name-complex="Times New Roman"/>
    </style:style>
    <style:style style:name="P105" style:parent-style-name="Normal" style:family="paragraph">
      <style:text-properties style:font-name="Times New Roman" style:font-name-complex="Times New Roman"/>
    </style:style>
    <style:style style:name="P106" style:parent-style-name="Normal" style:family="paragraph">
      <style:text-properties style:font-name="Times New Roman" style:font-name-complex="Times New Roman"/>
    </style:style>
    <style:style style:name="P107" style:parent-style-name="Normal" style:family="paragraph">
      <style:text-properties style:font-name="Times New Roman" style:font-name-complex="Times New Roman"/>
    </style:style>
    <style:style style:name="P108" style:parent-style-name="Normal" style:family="paragraph">
      <style:text-properties style:font-name="Times New Roman" style:font-name-complex="Times New Roman"/>
    </style:style>
    <style:style style:name="P109" style:parent-style-name="Normal" style:family="paragraph">
      <style:text-properties style:font-name="Times New Roman" style:font-name-complex="Times New Roman"/>
    </style:style>
    <style:style style:name="P110" style:parent-style-name="Normal" style:family="paragraph">
      <style:text-properties style:font-name="Times New Roman" style:font-name-complex="Times New Roman"/>
    </style:style>
    <style:style style:name="P111" style:parent-style-name="Normal" style:family="paragraph">
      <style:text-properties style:font-name="Times New Roman" style:font-name-complex="Times New Roman"/>
    </style:style>
    <style:style style:name="P112" style:parent-style-name="Normal" style:family="paragraph">
      <style:text-properties style:font-name="Times New Roman" style:font-name-complex="Times New Roman"/>
    </style:style>
    <style:style style:name="P113" style:parent-style-name="Normal" style:family="paragraph">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P116" style:parent-style-name="Normal" style:family="paragraph">
      <style:text-properties style:font-name="Times New Roman" style:font-name-complex="Times New Roman"/>
    </style:style>
    <style:style style:name="P117" style:parent-style-name="Normal" style:family="paragraph">
      <style:text-properties style:font-name="Times New Roman" style:font-name-complex="Times New Roman"/>
    </style:style>
    <style:style style:name="P118" style:parent-style-name="Normal" style:family="paragraph">
      <style:text-properties style:font-name="Times New Roman" style:font-name-complex="Times New Roman"/>
    </style:style>
    <style:style style:name="P119" style:parent-style-name="Normal" style:family="paragraph">
      <style:text-properties style:font-name="Times New Roman" style:font-name-complex="Times New Roman"/>
    </style:style>
    <style:style style:name="P120" style:parent-style-name="Normal" style:family="paragraph">
      <style:text-properties style:font-name="Times New Roman" style:font-name-complex="Times New Roman"/>
    </style:style>
    <style:style style:name="P121" style:parent-style-name="Textbody" style:family="paragraph">
      <style:text-properties fo:font-size="12pt" style:font-size-asian="12pt"/>
    </style:style>
    <style:style style:name="P122" style:parent-style-name="Textbody" style:family="paragraph">
      <style:text-properties fo:font-size="12pt" style:font-size-asian="12pt"/>
    </style:style>
    <style:style style:name="P123" style:parent-style-name="Textbody" style:family="paragraph">
      <style:text-properties fo:font-size="12pt" style:font-size-asian="12pt"/>
    </style:style>
    <style:style style:name="P124" style:parent-style-name="Textbody" style:family="paragraph">
      <style:text-properties fo:font-size="12pt" style:font-size-asian="12pt"/>
    </style:style>
    <style:style style:name="P125" style:parent-style-name="Textbody" style:family="paragraph">
      <style:text-properties fo:font-size="12pt" style:font-size-asian="12pt"/>
    </style:style>
    <style:style style:name="P126" style:parent-style-name="Textbody" style:family="paragraph">
      <style:text-properties fo:font-size="12pt" style:font-size-asian="12pt"/>
    </style:style>
    <style:style style:name="P127" style:parent-style-name="Normal" style:family="paragraph">
      <style:paragraph-properties fo:margin-top="0.0555in" fo:margin-bottom="0.0555in"/>
      <style:text-properties style:font-name="Times New Roman" style:font-name-complex="Times New Roman"/>
    </style:style>
    <style:style style:name="P128" style:parent-style-name="Normal" style:family="paragraph">
      <style:paragraph-properties fo:margin-top="0.0555in" fo:margin-bottom="0.0555in"/>
      <style:text-properties style:font-name="Times New Roman" style:font-name-complex="Times New Roman"/>
    </style:style>
    <style:style style:name="P129" style:parent-style-name="Normal" style:family="paragraph">
      <style:paragraph-properties fo:margin-top="0.0555in" fo:margin-bottom="0.0555in"/>
      <style:text-properties style:font-name="Times New Roman" style:font-name-complex="Times New Roman"/>
    </style:style>
    <style:style style:name="P130" style:parent-style-name="Normal" style:family="paragraph">
      <style:paragraph-properties fo:margin-top="0.0555in" fo:margin-bottom="0.0555in"/>
      <style:text-properties style:font-name="Times New Roman" style:font-name-complex="Times New Roman"/>
    </style:style>
    <style:style style:name="P131" style:parent-style-name="Párrafodelista" style:list-style-name="LFO6" style:family="paragraph">
      <style:paragraph-properties style:vertical-align="baseline" fo:line-height="100%"/>
      <style:text-properties style:font-name="Times New Roman" style:font-name-complex="Times New Roman" fo:font-size="12pt" style:font-size-asian="12pt" style:font-size-complex="12pt" fo:hyphenate="false"/>
    </style:style>
    <style:style style:name="P132" style:parent-style-name="Párrafodelista" style:list-style-name="LFO6" style:family="paragraph">
      <style:paragraph-properties style:vertical-align="baseline" fo:line-height="100%"/>
      <style:text-properties style:font-name="Times New Roman" style:font-name-complex="Times New Roman" fo:font-size="12pt" style:font-size-asian="12pt" style:font-size-complex="12pt" fo:hyphenate="false"/>
    </style:style>
    <style:style style:name="P133" style:parent-style-name="Párrafodelista" style:list-style-name="LFO6" style:family="paragraph">
      <style:paragraph-properties style:vertical-align="baseline" fo:line-height="100%"/>
      <style:text-properties style:font-name="Times New Roman" style:font-name-complex="Times New Roman" fo:font-size="12pt" style:font-size-asian="12pt" style:font-size-complex="12pt" fo:hyphenate="false"/>
    </style:style>
    <style:style style:name="P134" style:parent-style-name="Párrafodelista" style:list-style-name="LFO6" style:family="paragraph">
      <style:paragraph-properties style:vertical-align="baseline" fo:line-height="100%"/>
      <style:text-properties style:font-name="Times New Roman" style:font-name-complex="Times New Roman" fo:font-size="12pt" style:font-size-asian="12pt" style:font-size-complex="12pt" fo:hyphenate="false"/>
    </style:style>
    <style:style style:name="P135" style:parent-style-name="Párrafodelista" style:list-style-name="LFO6" style:family="paragraph">
      <style:paragraph-properties style:vertical-align="baseline" fo:line-height="100%"/>
      <style:text-properties style:font-name="Times New Roman" style:font-name-complex="Times New Roman" fo:font-size="12pt" style:font-size-asian="12pt" style:font-size-complex="12pt" fo:hyphenate="false"/>
    </style:style>
    <style:style style:name="P136" style:parent-style-name="Normal" style:family="paragraph">
      <style:text-properties style:font-name="Times New Roman" style:font-name-complex="Times New Roman"/>
    </style:style>
    <style:style style:name="P137" style:parent-style-name="Normal" style:family="paragraph">
      <style:text-properties style:font-name="Times New Roman" style:font-name-complex="Times New Roman"/>
    </style:style>
    <style:style style:name="P138" style:parent-style-name="Normal" style:family="paragraph">
      <style:text-properties style:font-name="Times New Roman" style:font-name-complex="Times New Roman"/>
    </style:style>
    <style:style style:name="P139" style:parent-style-name="Normal" style:family="paragraph">
      <style:text-properties style:font-name="Times New Roman" style:font-name-complex="Times New Roman"/>
    </style:style>
    <style:style style:name="P140" style:parent-style-name="Normal" style:family="paragraph">
      <style:text-properties style:font-name="Times New Roman" style:font-name-complex="Times New Roman"/>
    </style:style>
    <style:style style:name="TableColumn142" style:family="table-column">
      <style:table-column-properties style:column-width="1.6125in"/>
    </style:style>
    <style:style style:name="TableColumn143" style:family="table-column">
      <style:table-column-properties style:column-width="1.6125in"/>
    </style:style>
    <style:style style:name="TableColumn144" style:family="table-column">
      <style:table-column-properties style:column-width="1.6131in"/>
    </style:style>
    <style:style style:name="TableColumn145" style:family="table-column">
      <style:table-column-properties style:column-width="1.6131in"/>
    </style:style>
    <style:style style:name="Table141" style:family="table">
      <style:table-properties style:width="6.4513in" fo:margin-left="0in" table:align="left"/>
    </style:style>
    <style:style style:name="TableRow146" style:family="table-row">
      <style:table-row-properties style:min-row-height="0.577in"/>
    </style:style>
    <style:style style:name="TableCell14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48" style:parent-style-name="Normal" style:family="paragraph">
      <style:text-properties style:font-name="Times New Roman" style:font-name-complex="Times New Roma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Times New Roman" style:font-name-complex="Times New Roma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Times New Roman" style:font-name-complex="Times New Roman"/>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Times New Roman" style:font-name-complex="Times New Roman"/>
    </style:style>
    <style:style style:name="TableRow155" style:family="table-row">
      <style:table-row-properties style:min-row-height="0.6111in"/>
    </style:style>
    <style:style style:name="P156" style:parent-style-name="Normal" style:family="paragraph">
      <style:text-properties style:font-name="Times New Roman" style:font-name-complex="Times New Roman"/>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font-name="Times New Roman" style:font-name-complex="Times New Roma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Times New Roman" style:font-name-complex="Times New Roma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Times New Roman" style:font-name-complex="Times New Roman"/>
    </style:style>
    <style:style style:name="TableRow163" style:family="table-row">
      <style:table-row-properties style:min-row-height="0.6111in"/>
    </style:style>
    <style:style style:name="P164" style:parent-style-name="Normal" style:family="paragraph">
      <style:text-properties style:font-name="Times New Roman" style:font-name-complex="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Times New Roman" style:font-name-complex="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Times New Roman" style:font-name-complex="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Times New Roman" style:font-name-complex="Times New Roman"/>
    </style:style>
    <style:style style:name="TableRow171" style:family="table-row">
      <style:table-row-properties style:min-row-height="0.6111in"/>
    </style:style>
    <style:style style:name="P172" style:parent-style-name="Normal" style:family="paragraph">
      <style:text-properties style:font-name="Times New Roman" style:font-name-complex="Times New Roma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Times New Roman" style:font-name-complex="Times New Roma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Times New Roman" style:font-name-complex="Times New Roma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Times New Roman" style:font-name-complex="Times New Roman"/>
    </style:style>
    <style:style style:name="TableRow179" style:family="table-row">
      <style:table-row-properties style:min-row-height="0.577in"/>
    </style:style>
    <style:style style:name="TableCell18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81" style:parent-style-name="Normal" style:family="paragraph">
      <style:text-properties style:font-name="Times New Roman" style:font-name-complex="Times New Roma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Times New Roman" style:font-name-complex="Times New Roma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font-name="Times New Roman" style:font-name-complex="Times New Roma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font-name="Times New Roman" style:font-name-complex="Times New Roman"/>
    </style:style>
    <style:style style:name="TableRow188" style:family="table-row">
      <style:table-row-properties style:min-row-height="0.6111in"/>
    </style:style>
    <style:style style:name="P189" style:parent-style-name="Normal" style:family="paragraph">
      <style:text-properties style:font-name="Times New Roman" style:font-name-complex="Times New Roman"/>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Times New Roman" style:font-name-complex="Times New Roma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font-name="Times New Roman" style:font-name-complex="Times New Roma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Times New Roman" style:font-name-complex="Times New Roman"/>
    </style:style>
    <style:style style:name="TableRow196" style:family="table-row">
      <style:table-row-properties style:min-row-height="0.6111in"/>
    </style:style>
    <style:style style:name="P197" style:parent-style-name="Normal" style:family="paragraph">
      <style:text-properties style:font-name="Times New Roman" style:font-name-complex="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Times New Roman" style:font-name-complex="Times New Roma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Times New Roman" style:font-name-complex="Times New Roma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Times New Roman" style:font-name-complex="Times New Roman"/>
    </style:style>
    <style:style style:name="TableRow204" style:family="table-row">
      <style:table-row-properties style:min-row-height="0.6111in"/>
    </style:style>
    <style:style style:name="P205" style:parent-style-name="Normal" style:family="paragraph">
      <style:text-properties style:font-name="Times New Roman" style:font-name-complex="Times New Roma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font-name="Times New Roman" style:font-name-complex="Times New Roma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font-name="Times New Roman" style:font-name-complex="Times New Roman"/>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Times New Roman" style:font-name-complex="Times New Roman"/>
    </style:style>
    <style:style style:name="TableRow212" style:family="table-row">
      <style:table-row-properties style:min-row-height="0.6111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text-properties style:font-name="Times New Roman" style:font-name-complex="Times New Roma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Times New Roman" style:font-name-complex="Times New Roma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font-name="Times New Roman" style:font-name-complex="Times New Roma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text-properties style:font-name="Times New Roman" style:font-name-complex="Times New Roman"/>
    </style:style>
    <style:style style:name="TableRow221" style:family="table-row">
      <style:table-row-properties style:min-row-height="0.6111in"/>
    </style:style>
    <style:style style:name="P222" style:parent-style-name="Normal" style:family="paragraph">
      <style:text-properties style:font-name="Times New Roman" style:font-name-complex="Times New Roma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Times New Roman" style:font-name-complex="Times New Roma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Times New Roman" style:font-name-complex="Times New Roma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Times New Roman" style:font-name-complex="Times New Roman"/>
    </style:style>
    <style:style style:name="P229" style:parent-style-name="Normal" style:family="paragraph">
      <style:text-properties style:font-name="Times New Roman" style:font-name-complex="Times New Roman"/>
    </style:style>
    <style:style style:name="P230" style:parent-style-name="Normal" style:family="paragraph">
      <style:text-properties style:font-name="Times New Roman" style:font-name-complex="Times New Roman"/>
    </style:style>
    <style:style style:name="P231" style:parent-style-name="Normal" style:family="paragraph">
      <style:text-properties style:font-name="Times New Roman" style:font-name-complex="Times New Roman"/>
    </style:style>
    <style:style style:name="P232" style:parent-style-name="Normal" style:family="paragraph">
      <style:text-properties style:font-name="Times New Roman" style:font-name-complex="Times New Roman"/>
    </style:style>
    <style:style style:name="P233" style:parent-style-name="Normal" style:family="paragraph">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P235" style:parent-style-name="Normal" style:family="paragraph">
      <style:paragraph-properties>
        <style:tab-stops>
          <style:tab-stop style:type="left" style:position="2.2in"/>
        </style:tab-stops>
      </style:paragraph-properties>
      <style:text-properties style:font-name="Times New Roman" style:font-name-complex="Times New Roman"/>
    </style:style>
    <style:style style:name="P236" style:parent-style-name="Textbody" style:family="paragraph">
      <style:text-properties style:font-name="Times New Roman" style:font-name-complex="Times New Roman" fo:font-size="12pt" style:font-size-asian="12pt"/>
    </style:style>
    <style:style style:name="P237" style:parent-style-name="Textbody" style:family="paragraph">
      <style:text-properties style:font-name="Times New Roman" style:font-name-complex="Times New Roman" fo:font-size="12pt" style:font-size-asian="12pt"/>
    </style:style>
    <style:style style:name="P238" style:parent-style-name="Textbody" style:family="paragraph">
      <style:text-properties style:font-name="Times New Roman" style:font-name-complex="Times New Roman" fo:font-size="12pt" style:font-size-asian="12pt"/>
    </style:style>
    <style:style style:name="P239" style:parent-style-name="Textbody" style:family="paragraph">
      <style:text-properties style:font-name="Times New Roman" style:font-name-complex="Times New Roman" fo:font-size="12pt" style:font-size-asian="12pt"/>
    </style:style>
    <style:style style:name="P240" style:parent-style-name="Textbody" style:family="paragraph">
      <style:text-properties style:font-name="Times New Roman" style:font-name-complex="Times New Roman" fo:font-size="12pt" style:font-size-asian="12pt"/>
    </style:style>
    <style:style style:name="P241" style:parent-style-name="Textbody" style:family="paragraph">
      <style:text-properties style:font-name="Times New Roman" style:font-name-complex="Times New Roman" fo:font-size="12pt" style:font-size-asian="12pt"/>
    </style:style>
    <style:style style:name="P242" style:parent-style-name="Textbody" style:family="paragraph">
      <style:text-properties style:font-name="Times New Roman" style:font-name-complex="Times New Roman" fo:font-size="12pt" style:font-size-asian="12pt"/>
    </style:style>
    <style:style style:name="P243" style:parent-style-name="Textbody" style:family="paragraph">
      <style:text-properties style:font-name="Times New Roman" style:font-name-complex="Times New Roman" fo:font-size="12pt" style:font-size-asian="12pt"/>
    </style:style>
    <style:style style:name="P244" style:parent-style-name="Textbody" style:family="paragraph">
      <style:text-properties style:font-name="Times New Roman" style:font-name-complex="Times New Roman" fo:font-size="12pt" style:font-size-asian="12pt"/>
    </style:style>
    <style:style style:name="P245" style:parent-style-name="Textbody" style:family="paragraph">
      <style:text-properties style:font-name="Times New Roman" style:font-name-complex="Times New Roman" fo:font-size="12pt" style:font-size-asian="12pt"/>
    </style:style>
    <style:style style:name="P246" style:parent-style-name="Textbody" style:family="paragraph">
      <style:text-properties style:font-name="Times New Roman" style:font-name-complex="Times New Roman" fo:font-size="12pt" style:font-size-asian="12pt"/>
    </style:style>
    <style:style style:name="P247" style:parent-style-name="Textbody" style:family="paragraph">
      <style:text-properties style:font-name="Times New Roman" style:font-name-complex="Times New Roman" fo:font-size="12pt" style:font-size-asian="12pt"/>
    </style:style>
    <style:style style:name="P248" style:parent-style-name="Textbody" style:family="paragraph">
      <style:text-properties style:font-name="Times New Roman" style:font-name-complex="Times New Roman" fo:font-size="12pt" style:font-size-asian="12pt"/>
    </style:style>
    <style:style style:name="P249" style:parent-style-name="Textbody" style:family="paragraph">
      <style:text-properties style:font-name="Times New Roman" style:font-name-complex="Times New Roman" fo:font-size="12pt" style:font-size-asian="12pt"/>
    </style:style>
    <style:style style:name="P250" style:parent-style-name="Textbody" style:family="paragraph">
      <style:text-properties style:font-name="Times New Roman" style:font-name-complex="Times New Roman" fo:font-size="12pt" style:font-size-asian="12pt"/>
    </style:style>
    <style:style style:name="P251" style:parent-style-name="Textbody" style:family="paragraph">
      <style:text-properties style:font-name="Times New Roman" style:font-name-complex="Times New Roman" fo:font-size="12pt" style:font-size-asian="12pt"/>
    </style:style>
    <style:style style:name="P252" style:parent-style-name="Textbody" style:family="paragraph">
      <style:text-properties style:font-name="Times New Roman" style:font-name-complex="Times New Roman" fo:font-size="12pt" style:font-size-asian="12pt"/>
    </style:style>
    <style:style style:name="P253" style:parent-style-name="Textbody" style:family="paragraph">
      <style:text-properties style:font-name="Times New Roman" style:font-name-complex="Times New Roman" fo:font-size="12pt" style:font-size-asian="12pt"/>
    </style:style>
    <style:style style:name="P254" style:parent-style-name="Textbody" style:family="paragraph">
      <style:text-properties style:font-name="Times New Roman" style:font-name-complex="Times New Roman" fo:font-size="12pt" style:font-size-asian="12pt"/>
    </style:style>
    <style:style style:name="P255" style:parent-style-name="Textbody" style:family="paragraph">
      <style:text-properties style:font-name="Times New Roman" style:font-name-complex="Times New Roman" fo:font-size="12pt" style:font-size-asian="12pt"/>
    </style:style>
    <style:style style:name="P256" style:parent-style-name="Textbody" style:family="paragraph">
      <style:text-properties style:font-name="Times New Roman" style:font-name-complex="Times New Roman" fo:font-size="12pt" style:font-size-asian="12pt"/>
    </style:style>
    <style:style style:name="P257" style:parent-style-name="Textbody" style:family="paragraph">
      <style:text-properties style:font-name="Times New Roman" style:font-name-complex="Times New Roman" fo:font-size="12pt" style:font-size-asian="12pt"/>
    </style:style>
    <style:style style:name="P258" style:parent-style-name="Textbody" style:family="paragraph">
      <style:text-properties style:font-name="Times New Roman" style:font-name-complex="Times New Roman" fo:font-size="12pt" style:font-size-asian="12pt"/>
    </style:style>
    <style:style style:name="P259" style:parent-style-name="Textbody" style:family="paragraph">
      <style:text-properties style:font-name="Times New Roman" style:font-name-complex="Times New Roman" fo:font-size="12pt" style:font-size-asian="12pt"/>
    </style:style>
    <style:style style:name="P260" style:parent-style-name="Textbody" style:family="paragraph">
      <style:text-properties style:font-name="Times New Roman" style:font-name-complex="Times New Roman" fo:font-size="12pt" style:font-size-asian="12pt"/>
    </style:style>
    <style:style style:name="P261" style:parent-style-name="Textbody" style:family="paragraph">
      <style:text-properties style:font-name="Times New Roman" style:font-name-complex="Times New Roman" fo:font-size="12pt" style:font-size-asian="12pt"/>
    </style:style>
    <style:style style:name="P262" style:parent-style-name="Textbody" style:family="paragraph">
      <style:text-properties style:font-name="Times New Roman" style:font-name-complex="Times New Roman" fo:font-size="12pt" style:font-size-asian="12pt"/>
    </style:style>
    <style:style style:name="P263" style:parent-style-name="Textbody" style:family="paragraph">
      <style:text-properties style:font-name="Times New Roman" style:font-name-complex="Times New Roman" fo:font-size="12pt" style:font-size-asian="12pt"/>
    </style:style>
    <style:style style:name="P264" style:parent-style-name="Textbody" style:family="paragraph">
      <style:text-properties style:font-name="Times New Roman" style:font-name-complex="Times New Roman" fo:font-size="12pt" style:font-size-asian="12pt"/>
    </style:style>
    <style:style style:name="P265" style:parent-style-name="Textbody" style:family="paragraph">
      <style:text-properties style:font-name="Times New Roman" style:font-name-complex="Times New Roman" fo:font-size="12pt" style:font-size-asian="12pt"/>
    </style:style>
    <style:style style:name="P266" style:parent-style-name="Textbody" style:family="paragraph">
      <style:text-properties style:font-name="Times New Roman" style:font-name-complex="Times New Roman" fo:font-size="12pt" style:font-size-asian="12pt"/>
    </style:style>
    <style:style style:name="P267" style:parent-style-name="Standard" style:family="paragraph">
      <style:text-properties style:font-name="Times New Roman" style:font-name-complex="Times New Roman" fo:font-size="12pt" style:font-size-asian="12pt"/>
    </style:style>
    <style:style style:name="P268" style:parent-style-name="Standard" style:family="paragraph">
      <style:text-properties style:font-name="Times New Roman" style:font-name-complex="Times New Roman" fo:font-size="12pt" style:font-size-asian="12pt"/>
    </style:style>
    <style:style style:name="P269" style:parent-style-name="Standard" style:family="paragraph">
      <style:text-properties style:font-name="Times New Roman" style:font-name-complex="Times New Roman" fo:font-size="12pt" style:font-size-asian="12pt"/>
    </style:style>
    <style:style style:name="P270" style:parent-style-name="Standard" style:family="paragraph">
      <style:text-properties style:font-name="Times New Roman" style:font-name-complex="Times New Roman" fo:font-size="12pt" style:font-size-asian="12pt"/>
    </style:style>
    <style:style style:name="P271" style:parent-style-name="Standard" style:family="paragraph">
      <style:text-properties style:font-name="Times New Roman" style:font-name-complex="Times New Roman" fo:font-size="12pt" style:font-size-asian="12pt"/>
    </style:style>
    <style:style style:name="P272" style:parent-style-name="Standard" style:family="paragraph">
      <style:text-properties style:font-name="Times New Roman" style:font-name-complex="Times New Roman" fo:font-size="12pt" style:font-size-asian="12pt"/>
    </style:style>
    <style:style style:name="P273" style:parent-style-name="Standard" style:family="paragraph">
      <style:text-properties style:font-name="Times New Roman" style:font-name-complex="Times New Roman" fo:font-size="12pt" style:font-size-asian="12pt"/>
    </style:style>
    <style:style style:name="P274" style:parent-style-name="Standard" style:family="paragraph">
      <style:text-properties style:font-name="Times New Roman" style:font-name-complex="Times New Roman" fo:font-size="12pt" style:font-size-asian="12pt"/>
    </style:style>
    <style:style style:name="P275" style:parent-style-name="Standard" style:family="paragraph">
      <style:text-properties style:font-name="Times New Roman" style:font-name-complex="Times New Roman" fo:font-size="12pt" style:font-size-asian="12pt"/>
    </style:style>
    <style:style style:name="P276" style:parent-style-name="Standard" style:family="paragraph">
      <style:text-properties style:font-name="Times New Roman" style:font-name-complex="Times New Roman" fo:font-size="12pt" style:font-size-asian="12pt"/>
    </style:style>
    <style:style style:name="P277" style:parent-style-name="Standard" style:family="paragraph">
      <style:text-properties style:font-name="Times New Roman" style:font-name-complex="Times New Roman" fo:font-size="12pt" style:font-size-asian="12pt"/>
    </style:style>
    <style:style style:name="P278" style:parent-style-name="Standard" style:family="paragraph">
      <style:text-properties style:font-name="Times New Roman" style:font-name-complex="Times New Roman" fo:font-size="12pt" style:font-size-asian="12pt"/>
    </style:style>
    <style:style style:name="P279" style:parent-style-name="Standard" style:family="paragraph">
      <style:text-properties style:font-name="Times New Roman" style:font-name-complex="Times New Roman" fo:font-size="12pt" style:font-size-asian="12pt"/>
    </style:style>
    <style:style style:name="P280" style:parent-style-name="Standard" style:family="paragraph">
      <style:text-properties style:font-name="Times New Roman" style:font-name-complex="Times New Roman" fo:font-size="12pt" style:font-size-asian="12pt"/>
    </style:style>
    <style:style style:name="P281" style:parent-style-name="Standard" style:family="paragraph">
      <style:text-properties style:font-name="Times New Roman" style:font-name-complex="Times New Roman" fo:font-size="12pt" style:font-size-asian="12pt"/>
    </style:style>
    <style:style style:name="P282" style:parent-style-name="Standard" style:family="paragraph">
      <style:text-properties style:font-name="Times New Roman" style:font-name-complex="Times New Roman" fo:font-size="12pt" style:font-size-asian="12pt"/>
    </style:style>
    <style:style style:name="P283" style:parent-style-name="Standard" style:family="paragraph">
      <style:text-properties style:font-name="Times New Roman" style:font-name-complex="Times New Roman" fo:font-size="12pt" style:font-size-asian="12pt"/>
    </style:style>
    <style:style style:name="P284" style:parent-style-name="Standard" style:family="paragraph">
      <style:text-properties style:font-name="Times New Roman" style:font-name-complex="Times New Roman" fo:font-size="12pt" style:font-size-asian="12pt"/>
    </style:style>
    <style:style style:name="P285" style:parent-style-name="Standard" style:family="paragraph">
      <style:text-properties style:font-name="Times New Roman" style:font-name-complex="Times New Roman" fo:font-size="12pt" style:font-size-asian="12pt"/>
    </style:style>
    <style:style style:name="T286" style:parent-style-name="Fuentedepárrafopredeter." style:family="text">
      <style:text-properties style:font-name="Times New Roman" style:font-name-complex="Times New Roman" fo:font-size="12pt" style:font-size-asian="12pt"/>
    </style:style>
    <style:style style:name="T287" style:parent-style-name="Fuentedepárrafopredeter." style:family="text">
      <style:text-properties style:font-name="Times New Roman" style:font-name-complex="Times New Roman" fo:font-size="12pt" style:font-size-asian="12pt"/>
    </style:style>
  </office:automatic-styles>
  <office:body>
    <office:text text:use-soft-page-breaks="true">
      <text:p text:style-name="P1">SOBRE 2</text:p>
      <text:p text:style-name="P4"/>
      <table:table table:style-name="Table5">
        <table:table-columns>
          <table:table-column table:style-name="TableColumn6"/>
        </table:table-columns>
        <table:table-row table:style-name="TableRow7">
          <table:table-cell table:style-name="TableCell8">
            <text:p text:style-name="P9">INFORMACIÓN PARA LOS LICITADORES:</text:p>
            <text:list text:style-name="LFO3" text:continue-numbering="true">
              <text:list-item>
                <text:p text:style-name="P10">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1">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2">Para enumerar los capítulos se usarán los estilos Titulo 1 a Titulo N</text:p>
              </text:list-item>
              <text:list-item>
                <text:p text:style-name="P13">Para el texto se usará el “Estilo predeterminado” o el estilo “Cuerpo del texto”.</text:p>
              </text:list-item>
              <text:list-item>
                <text:p text:style-name="P14">Las listas (numeradas y sin numerar) también usarán el estilo “Estilo predeterminado” o el estilo “Cuerpo del texto”.</text:p>
              </text:list-item>
              <text:list-item>
                <text:p text:style-name="P15">Dichos estilos 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6">En las tablas se usará el estilo “Contenido de la tabla”. En las propiedades de la tabla<text:s/>se activará el check “Repetir titulo las primeras 1 filas”.</text:p>
              </text:list-item>
              <text:list-item>
                <text:p text:style-name="P17">Las figuras que se incluyan deben contener principalmente imágenes y gráficas, con texto accesorio/de apoyo si es necesario, pero no deben utilizarse imágenes cuyo componente principal sean texto<text:s/>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18"><text:span text:style-name="T19">Man</text:span><text:span text:style-name="T20">tenga esta recuadro en su oferta, justo después de la portada.<text:s/></text:span>En caso de duda, escriban a la dirección de correo electrónico indicada en el portal del licitador.</text:p>
              </text:list-item>
              <text:list-item>
                <text:p text:style-name="P21">Se aconseja elaborar la oferta usando LibreOffice, y evitar el copiar &amp; pegar de otras 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 no<text:s/>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62469856" office:target-frame-name="_top" xlink:show="replace"><text:span text:style-name="Hipervínculo">1</text:span><text:span text:style-name="T23"><text:tab/></text:span><text:span text:style-name="Hipervínculo">Resumen ejecutivo</text:span><text:tab/>3</text:a></text:p>
          <text:p text:style-name="P24"><text:a xlink:href="#_Toc62469857" office:target-frame-name="_top" xlink:show="replace"><text:span text:style-name="Hipervínculo">2</text:span><text:span text:style-name="T25"><text:tab/></text:span><text:span text:style-name="Hipervínculo">Plan para la asimilación y devolución del servicio</text:span><text:tab/>4</text:a></text:p>
          <text:p text:style-name="P26"><text:a xlink:href="#_Toc62469858" office:target-frame-name="_top" xlink:show="replace"><text:span text:style-name="Hipervínculo">3</text:span><text:span text:style-name="T27"><text:tab/></text:span><text:span text:style-name="Hipervínculo">Metodología de desarrollo</text:span><text:tab/>6</text:a></text:p>
          <text:p text:style-name="P28"><text:a xlink:href="#_Toc62469859" office:target-frame-name="_top" xlink:show="replace"><text:span text:style-name="Hipervínculo">4</text:span><text:span text:style-name="T29"><text:tab/></text:span><text:span text:style-name="Hipervínculo">Seguimiento del servicio</text:span><text:tab/>7</text:a></text:p>
          <text:p text:style-name="P30"><text:a xlink:href="#_Toc62469860" office:target-frame-name="_top" xlink:show="replace"><text:span text:style-name="Hipervínculo">5</text:span><text:span text:style-name="T31"><text:tab/></text:span><text:span text:style-name="Hipervínculo">Propuesta de implementación de ciertas funcionalidades</text:span><text:tab/>9</text:a></text:p>
          <text:p text:style-name="P32"><text:a xlink:href="#_Toc62469861" office:target-frame-name="_top" xlink:show="replace"><text:span text:style-name="Hipervínculo">5.1</text:span><text:span text:style-name="T33"><text:tab/></text:span><text:span text:style-name="Hipervínculo">Aplicación SIAMES: módulo que permita visualizar un histórico asociado a un NIF/CIF</text:span><text:tab/>9</text:a></text:p>
          <text:p text:style-name="P34"><text:a xlink:href="#_Toc62469862" office:target-frame-name="_top" xlink:show="replace"><text:span text:style-name="Hipervínculo">5.2</text:span><text:span text:style-name="T35"><text:tab/></text:span><text:span text:style-name="Hipervínculo">Aplicación GDPU/GDPB: módulo que permita visualizar un histórico asociado a un NIF/CIF</text:span><text:tab/>11</text:a></text:p>
          <text:p text:style-name="Normal"/>
          <text:p text:style-name="Normal"/>
          <text:p text:style-name="Normal"/>
          <text:p text:style-name="Normal"/>
          <text:p text:style-name="Normal"/>
        </text:index-body>
      </text:table-of-content>
      <text:h text:style-name="Título1" text:outline-level="1"><text:bookmark-start text:name="__RefHeading___Toc74625_2690099750"/><text:bookmark-start text:name="_Toc62469856"/>Resumen ejecutivo<text:bookmark-end text:name="__RefHeading___Toc74625_2690099750"/><text:bookmark-end text:name="_Toc62469856"/></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h text:style-name="Título1" text:outline-level="1"><text:bookmark-start text:name="__RefHeading___Toc46434_4274157939"/><text:bookmark-start text:name="_Toc62469857"/><text:soft-page-break/>Plan para la asimilación y devolución del servicio<text:bookmark-end text:name="__RefHeading___Toc46434_4274157939"/><text:bookmark-end text:name="_Toc62469857"/></text:h>
      <text:p text:style-name="P66">Nuestra empresa plantea un plan de asimilación de duración no superior a 2 semanas. Dividiremos este proceso en una serie de etapas:</text:p>
      <text:p text:style-name="P67"/>
      <text:list text:style-name="LFO5" text:continue-numbering="true">
        <text:list-item>
          <text:p text:style-name="P68">Durante un plazo de aproximadamente 4 días, estableceremos una serie de reuniones con el personal del servicio de informática con el que nos comunicaremos durante la prestación del servicio, para conocer el funcionamiento del área de desarrollo y mantenimiento de sistemas de información de manera más efectiva. En concreto, con el Área de Desarrollo y Mantenimiento software, Usuarios funcionales, con los directores técnicos informática, con la oficina de calidad y con el Área de Sistemas y Explotación, para hacernos una primera idea de las gestiones que se llevarán a cabo y recoger los objetivos generales a cumplir del servicio.<text:s/></text:p>
        </text:list-item>
      </text:list>
      <text:p text:style-name="P69"/>
      <text:list text:style-name="LFO5" text:continue-numbering="true">
        <text:list-item>
          <text:p text:style-name="P70">Respecto al entorno tecnológico, contamos con un equipo experto en desarrollo en JavaEE y Oracle y con conocimiento previo de servidores Weblogic. De esta forma, podemos llevar a cabo una pronta adaptación a diferentes plataformas. En un plazo de unos 2 días, estudiaríamos cómo desarrollar e integrar aplicaciones en este entorno con las plataformas de Administración Electrónica de la Junta de Andalucía, cómo trabajar con las SIG y los conceptos básicos para poder utilizar la suite Pentaho.</text:p>
        </text:list-item>
      </text:list>
      <text:p text:style-name="P71"/>
      <text:list text:style-name="LFO5" text:continue-numbering="true">
        <text:list-item>
          <text:p text:style-name="P72">En el plazo de dos días, conociendo la tecnología empleada y habiéndonos reunido con el cliente para conocer qué se espera del servicio, el jefe de proyecto repartirá las tareas y establecerá a una persona de contacto, que será la responsable de comunicarse directamente con el cliente. Si fuera necesario implementar alguna infraestructura nueva, se indicaría en esta etapa.</text:p>
        </text:list-item>
      </text:list>
      <text:p text:style-name="P73"/>
      <text:list text:style-name="LFO5" text:continue-numbering="true">
        <text:list-item>
          <text:p text:style-name="P74">En la siguiente jornada laboral, nuestra empresa se reunirá con el Área de Desarrollo y Mantenimiento software para acordar la periodicidad con la que se realizarán entregables del servicio para su revisión, el contenido de cada entregable y a qué comité se debe entregar cada uno.</text:p>
        </text:list-item>
      </text:list>
      <text:p text:style-name="P75"/>
      <text:list text:style-name="LFO5" text:continue-numbering="true">
        <text:list-item>
          <text:p text:style-name="P76">En la última etapa, nos reuniremos con la oficina de calidad para determinar las métricas que debe cumplir el servicio y cómo han de calcularse estas métricas.</text:p>
        </text:list-item>
      </text:list>
      <text:p text:style-name="P77"/>
      <text:p text:style-name="P78">Plan de devolución:</text:p>
      <text:p text:style-name="P79">Nuestra empresa plantea un plan de devolución de un mes y medio. Seguiremos los siguientes pasos para ello:</text:p>
      <text:p text:style-name="P80"/>
      <text:list text:style-name="LFO5" text:continue-numbering="true">
        <text:list-item>
          <text:p text:style-name="P81">En primera instancia, nos reuniremos con el Responsable de Contrato y con los representantes de la empresa que nos sucederá. En esta reunión se aclararán los conocimientos que se deben transferir a la nueva empresa y la documentación que necesitaremos desarrollar para ello. Así mismo, el Jefe de proyecto designará a una persona encargada de la comunicación con la otra empresa.</text:p>
        </text:list-item>
      </text:list>
      <text:p text:style-name="P82"/>
      <text:soft-page-break/>
      <text:list text:style-name="LFO5" text:continue-numbering="true">
        <text:list-item>
          <text:p text:style-name="P83">Durante las siguientes dos semanas, se procederá a la formación de la empresa sucesora por parte de la persona de nuestra empresa que fue designada para ello. Se les facilitará el acceso a los repositorios utilizados en el proyecto, así como los de las infraestructuras software que haya sido necesario implementar.´</text:p>
        </text:list-item>
      </text:list>
      <text:p text:style-name="P84"/>
      <text:list text:style-name="LFO5" text:continue-numbering="true">
        <text:list-item>
          <text:p text:style-name="P85">Finalmente, se revisará la documentación generada en las distintas etapas del servicio y se la aportaremos a el Jefe de Contrato, a fin de que este pueda redactar el Informe de Conformidad. Si está toda la documentación en orden, finalizará el proceso.</text:p>
        </text:list-item>
      </text:list>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Textbody"/>
      <text:h text:style-name="Título1" text:outline-level="1"><text:bookmark-start text:name="__RefHeading___Toc46436_4274157939"/><text:bookmark-start text:name="_Toc62469858"/><text:soft-page-break/>Metodología de desarrollo<text:bookmark-end text:name="__RefHeading___Toc46436_4274157939"/><text:bookmark-end text:name="_Toc62469858"/></text:h>
      <text:p text:style-name="P121">La metodología que seguiremos será de desarrollo ágil. Esto nos permitirá adaptarnos a los cambios que pudiesen surgir durante el desarrollo del software, tomando decisiones de diseño e implementación en un ciclo de vida incremental e iterativo. Podemos garantizar que nuestro equipo está preparado para aplicarse a este tipo de desarrollo. Necesitaremos, sin embargo, participación de cierto rol por parte del cliente, conocido como Product Owner. El Product Owner debe comprometerse a pasar bastante tiempo del desarrollo con nosotros, e incluso formar parte del equipo si esperamos que la metodología ágil se aplique de forma correcta al producto.</text:p>
      <text:p text:style-name="P122">Nos comprometemos a realizar entregas de ciertos documentos de forma constante durante el desarrollo del software. La metodología que seguiremos dará soporte a eso también, proporcionando más feedback inmediato al tener a nuestro Product Owner trabajando con nosotros. Proporcionaremos de forma periódica informes de las tareas realizadas, documentos acerca de la información actualizada de las distintas herramientas que desarrollásemos, informes de facturación, planificación detallada de trabajos futuros y los productos que fuésemos desarrollando a medida que avanzásemos en el proyecto. Estos documentos y entregas se realizarán en un plazo semanal, de forma que la empresa solicitante tendría información actualizada del avance del trabajo cada semana.</text:p>
      <text:p text:style-name="P123">Respecto a los servicios demandados, el Product Owner nos ayudaría a orientar nuestro trabajo y proyectos a los cambios que surgieran a medida que fuésemos avanzando el proyecto. En el desarrollo de nuevos sistemas de información, tenemos entendido que tenemos que actualizar y mejorar un sistema ya existente, pero asumimos que nuestro trabajo estará sometido a cambios constantes dentro de esta tarea, el Product Owner nos ayudará a mantenernos informados de qué cambios habría que aplicar en cada momento. El desarrollo para aplicaciones móviles se ultimaría en la etapa final de cada sprint, de tal forma que esperamos que todas las versiones del producto que fuésemos a entregar para su análisis y feedback tuviesen versión funcional para móviles.<text:s/></text:p>
      <text:p text:style-name="P124">Siguiendo el sistema de entregas que tenemos previsto, será fácil visualizar y planificar la evolución y mejoras de lo que llevemos. Tenemos previsto tener siempre una porción del equipo perfeccionando lo que ya haya realizado, mientras el resto avanza hacia el final del sprint, alternando estos roles entre los miembros del equipo para aumentar la diversidad de tareas de cada miembro del equipo. Junto al Product Owner, podremos realizar análisis y consultas de lo que tengamos que hacer y ya hayamos hecho de forma rápida y eficiente. Además, teniendo una revisión a la semana nos permitirá verificar nuestros análisis y resolución de los problemas que encontremos o cambios que se produzcan durante la producción del software. La extracción de la información que necesitemos para desarrollar los sistemas también podrá ser consultada, revisada y actualizada semanalmente con esta técnica.</text:p>
      <text:p text:style-name="P125">Seguiremos aplicando esta metodología incluso después del despliegue del software, donde nos ocuparemos de ciertas labores de mantenimiento. Una de nuestras labores es resolver las incidencias que ocurran por problemas en el desarrollo del software. Como seguiremos manteniendo el contacto con el Product Owner, idealmente una vez a la semana como mínimo, podremos localizar rápidamente estos problemas tanto desde el punto de vista del usuario como desde el punto de vista del desarrollador, ya que el Product Owner formará parte de nuestro equipo, y tendrá nociones mínimas de nuestra gestión de la aplicación en el back end y front end.</text:p>
      <text:p text:style-name="P126"/>
      <text:h text:style-name="Título1" text:outline-level="1"><text:bookmark-start text:name="__RefHeading___Toc74397_2690099750"/><text:bookmark-start text:name="_Toc62469859"/><text:soft-page-break/>Seguimiento del servicio<text:bookmark-end text:name="__RefHeading___Toc74397_2690099750"/><text:bookmark-end text:name="_Toc62469859"/></text:h>
      <text:p text:style-name="P127">En nuestra empresa AleatorioUS, ofertamos la realización de un seguimiento continuo de la evolución del servicio que desarrollamos. Para llevar a cabo esta mejora continua, nuestra empresa se basa en una evaluación continua a través del modelo de calidad Ciclo de Deming.<text:s/></text:p>
      <text:p text:style-name="P128">Es necesario establecer un plan de mejora para introducir los cambios necesarios en el proceso, para que lo podamos realizar cumpliendo con todo lo exigido y con la calidad que requiere. Para ello, nuestra empresa quiere llevar cabo un acercamiento a los clientes para que tengan un gran grado de implicación, para que la capacidad de introducir innovaciones, así como, para llegar a hacerlas realidad. Para ello, nuestro equipo propondrá la realización de reuniones constantes (con una periodicidad semanal) con el objetivo de llegar a tener mayores recursos de información e interacción con el cliente. Estas reuniones tienen el objetivo de poder asegurar siempre que cumplimos los objetivos impuestos por el cliente, así como también, proporcionar una monitorización además de lo ya expuesto anteriormente.</text:p>
      <text:p text:style-name="P129"/>
      <text:p text:style-name="P130">Aquí en AleatorioUS nos aseguramos de que se miden los resultados en cada paso, desde el inicio hasta el final del proceso, y en todo momento, realizaremos una valoración de su eficiencia y efectividad, no solo desde el punto de vista de la calidad si no también desde el de nuestros propios usuarios. Para ello nuestra empresa, lleva a cabo una serie de mediciones tales como:</text:p>
      <text:list text:style-name="LFO6" text:continue-numbering="true">
        <text:list-item>
          <text:p text:style-name="P131">Accesibilidad a los servicios<text:s/></text:p>
        </text:list-item>
        <text:list-item>
          <text:p text:style-name="P132">Satisfacción de los usuarios</text:p>
        </text:list-item>
        <text:list-item>
          <text:p text:style-name="P133">Consumo de recursos externos</text:p>
        </text:list-item>
        <text:list-item>
          <text:p text:style-name="P134">Eficiencia (cuenta de resultados)</text:p>
        </text:list-item>
        <text:list-item>
          <text:p text:style-name="P135">Operatividad</text:p>
        </text:list-item>
      </text:list>
      <text:p text:style-name="P136">Entre otros…</text:p>
      <text:p text:style-name="P137">Una vez ejecutado dichas mejoras tratamos de buscar continuamente la causa de los errores y desviaciones resultado, para así poder dar salida a los procesos con las expectativas previas de los usuarios ya que nuestra empresa pone especial énfasis en el ‘para quien’ se hacen y en el ‘como’ se deben hacer. Para ello nosotros planteamos múltiples herramientas y mecanismos de actuación, tales como pueden ser repetición del ciclo de mejora o la realización de auditoría de calidad.</text:p>
      <text:p text:style-name="P138"/>
      <text:p text:style-name="P139">Una vez analizado los errores, nosotros pasamos a la acción para la resolución de estas así para eliminar las causas de los errores. Para ello nuestra empresa ofrece uno de nuestros puntos claves de la gestión de la calidad la cual es la constitución de grupos de mejora, esto nos ofrece un marco idóneo para que las personas de la organización puedan cambiar las cosas, formando grupos de trabajo entre cliente y empresa para llevar a cabo dicha labor haciendo uso de nuestra experiencia y del buen juicio de nuestros clientes.</text:p>
      <text:p text:style-name="P140"/>
      <table:table table:style-name="Table141">
        <table:table-columns>
          <table:table-column table:style-name="TableColumn142"/>
          <table:table-column table:style-name="TableColumn143"/>
          <table:table-column table:style-name="TableColumn144"/>
          <table:table-column table:style-name="TableColumn145"/>
        </table:table-columns>
        <table:table-header-rows>
          <table:table-row table:style-name="TableRow146">
            <table:table-cell table:style-name="TableCell147" table:number-rows-spanned="4">
              <text:soft-page-break/>
              <text:p text:style-name="P148">Mantenimiento Correctivo / Correctivo en garantía<text:s/></text:p>
            </table:table-cell>
            <table:table-cell table:style-name="TableCell149">
              <text:p text:style-name="P150">Tiempo de resolución de una incidencia crítica</text:p>
            </table:table-cell>
            <table:table-cell table:style-name="TableCell151">
              <text:p text:style-name="P152">&lt;= 2 días</text:p>
            </table:table-cell>
            <table:table-cell table:style-name="TableCell153">
              <text:p text:style-name="P154">&gt;= 95%</text:p>
            </table:table-cell>
          </table:table-row>
          <table:table-row table:style-name="TableRow155">
            <table:covered-table-cell>
              <text:p text:style-name="P156"/>
            </table:covered-table-cell>
            <table:table-cell table:style-name="TableCell157">
              <text:p text:style-name="P158">Tiempo de resolución de una incidencia no crítica</text:p>
            </table:table-cell>
            <table:table-cell table:style-name="TableCell159">
              <text:p text:style-name="P160">&lt;= 5 días</text:p>
            </table:table-cell>
            <table:table-cell table:style-name="TableCell161">
              <text:p text:style-name="P162">&gt;=85%</text:p>
            </table:table-cell>
          </table:table-row>
          <table:table-row table:style-name="TableRow163">
            <table:covered-table-cell>
              <text:p text:style-name="P164"/>
            </table:covered-table-cell>
            <table:table-cell table:style-name="TableCell165">
              <text:p text:style-name="P166">Número de iteraciones en correctivos en pasos al entorno de pruebas en el servicio de mantenimiento correctivo.</text:p>
            </table:table-cell>
            <table:table-cell table:style-name="TableCell167">
              <text:p text:style-name="P168">&lt;= 0 iteración</text:p>
            </table:table-cell>
            <table:table-cell table:style-name="TableCell169">
              <text:p text:style-name="P170">&gt;= 95%</text:p>
            </table:table-cell>
          </table:table-row>
          <table:table-row table:style-name="TableRow171">
            <table:covered-table-cell>
              <text:p text:style-name="P172"/>
            </table:covered-table-cell>
            <table:table-cell table:style-name="TableCell173">
              <text:p text:style-name="P174">Tiempo en resolver cada iteración en el paso al entorno de pruebas en el servicio de mantenimiento correctivo.</text:p>
            </table:table-cell>
            <table:table-cell table:style-name="TableCell175">
              <text:p text:style-name="P176">&lt;= 2 días</text:p>
            </table:table-cell>
            <table:table-cell table:style-name="TableCell177">
              <text:p text:style-name="P178">&gt;= 90%</text:p>
            </table:table-cell>
          </table:table-row>
          <table:table-row table:style-name="TableRow179">
            <table:table-cell table:style-name="TableCell180" table:number-rows-spanned="4">
              <text:p text:style-name="P181">Nuevos Sistemas / Evolución y Mejoras /Análisis de la Solución /</text:p>
            </table:table-cell>
            <table:table-cell table:style-name="TableCell182">
              <text:p text:style-name="P183">Tiempo de valoración</text:p>
            </table:table-cell>
            <table:table-cell table:style-name="TableCell184">
              <text:p text:style-name="P185">&lt;= 4 días</text:p>
            </table:table-cell>
            <table:table-cell table:style-name="TableCell186">
              <text:p text:style-name="P187">&gt;= 90%</text:p>
            </table:table-cell>
          </table:table-row>
          <table:table-row table:style-name="TableRow188">
            <table:covered-table-cell>
              <text:p text:style-name="P189"/>
            </table:covered-table-cell>
            <table:table-cell table:style-name="TableCell190">
              <text:p text:style-name="P191">Ajuste valoración a lo realmente consumido</text:p>
            </table:table-cell>
            <table:table-cell table:style-name="TableCell192">
              <text:p text:style-name="P193">&lt;=30%</text:p>
            </table:table-cell>
            <table:table-cell table:style-name="TableCell194">
              <text:p text:style-name="P195">&gt;= 90%</text:p>
            </table:table-cell>
          </table:table-row>
          <table:table-row table:style-name="TableRow196">
            <table:covered-table-cell>
              <text:p text:style-name="P197"/>
            </table:covered-table-cell>
            <table:table-cell table:style-name="TableCell198">
              <text:p text:style-name="P199">Tiempo de planificación</text:p>
            </table:table-cell>
            <table:table-cell table:style-name="TableCell200">
              <text:p text:style-name="P201">&lt;= 4 días</text:p>
            </table:table-cell>
            <table:table-cell table:style-name="TableCell202">
              <text:p text:style-name="P203">&gt;= 90%</text:p>
            </table:table-cell>
          </table:table-row>
          <table:table-row table:style-name="TableRow204">
            <table:covered-table-cell>
              <text:p text:style-name="P205"/>
            </table:covered-table-cell>
            <table:table-cell table:style-name="TableCell206">
              <text:p text:style-name="P207">Tiempo de retraso en la entrega con respecto a la planificación de los distintos hitos</text:p>
            </table:table-cell>
            <table:table-cell table:style-name="TableCell208">
              <text:p text:style-name="P209">&lt;= 4 días</text:p>
            </table:table-cell>
            <table:table-cell table:style-name="TableCell210">
              <text:p text:style-name="P211">&gt;= 90%</text:p>
            </table:table-cell>
          </table:table-row>
          <table:table-row table:style-name="TableRow212">
            <table:table-cell table:style-name="TableCell213" table:number-rows-spanned="2">
              <text:p text:style-name="P214">Consultoría Tecnológica</text:p>
            </table:table-cell>
            <table:table-cell table:style-name="TableCell215">
              <text:p text:style-name="P216">Número de iteraciones en evolutivos en pasos al entorno de pruebas</text:p>
            </table:table-cell>
            <table:table-cell table:style-name="TableCell217">
              <text:p text:style-name="P218">&lt;= 1 iteración</text:p>
            </table:table-cell>
            <table:table-cell table:style-name="TableCell219">
              <text:p text:style-name="P220">&gt;= 90%</text:p>
            </table:table-cell>
          </table:table-row>
          <table:table-row table:style-name="TableRow221">
            <table:covered-table-cell>
              <text:p text:style-name="P222"/>
            </table:covered-table-cell>
            <table:table-cell table:style-name="TableCell223">
              <text:p text:style-name="P224">Tiempo en resolver cada iteración en el paso al entorno de pruebas</text:p>
            </table:table-cell>
            <table:table-cell table:style-name="TableCell225">
              <text:p text:style-name="P226">&lt;= 5 días</text:p>
            </table:table-cell>
            <table:table-cell table:style-name="TableCell227">
              <text:p text:style-name="P228">&gt;= 90%</text:p>
            </table:table-cell>
          </table:table-row>
        </table:table-header-rows>
      </table:table>
      <text:p text:style-name="P229"/>
      <text:p text:style-name="P230"/>
      <text:p text:style-name="P231"/>
      <text:p text:style-name="P232"/>
      <text:p text:style-name="P233"/>
      <text:p text:style-name="P234"/>
      <text:p text:style-name="P235"/>
      <text:h text:style-name="Título1" text:outline-level="1"><text:bookmark-start text:name="__RefHeading___Toc74399_2690099750"/><text:bookmark-start text:name="_Toc62469860"/><text:soft-page-break/>Propuesta de implementación de ciertas funcionalidades<text:bookmark-end text:name="__RefHeading___Toc74399_2690099750"/><text:bookmark-end text:name="_Toc62469860"/></text:h>
      <text:p text:style-name="Textbody"/>
      <text:h text:style-name="Título2" text:outline-level="2"><text:bookmark-start text:name="__RefHeading___Toc74401_2690099750"/><text:bookmark-start text:name="_Toc62469861"/>Aplicación SIAMES: módulo que<text:s/>permita visualizar un histórico asociado a un NIF/CIF<text:bookmark-end text:name="__RefHeading___Toc74401_2690099750"/><text:bookmark-end text:name="_Toc62469861"/></text:h>
      <text:p text:style-name="Textbody"/>
      <text:p text:style-name="P236">Sobre la implementación de este módulo en la aplicación SIAMES, hemos decidido dividir esta sección en dos secciones: técnica y funcional. Esta aplicación está orientada a varios tipos de usuarios, es por ello que trataremos de hacer este módulo intuitivo.</text:p>
      <text:p text:style-name="P237"/>
      <text:p text:style-name="P238">Punto de vista técnico:</text:p>
      <text:p text:style-name="P239">El desarrollo de este nuevo módulo se llevará a cabo siguiendo una metodología ágil. Para cada una de las entregas serán divididas en sprints de corta duración. Tras cada sprint, además, <text:s/>nuestro equipo de desarrollo se reunirá con la oficina de calidad para que se tenga constancia, en todo momento, del avance del proyecto.</text:p>
      <text:p text:style-name="P240"><text:tab/>La aplicación se desarrollará enfocada a todo tipo de sistemas operativos y máquinas, incluso sistemas antiguos, como Windows XP o Vista, u otros sistemas operativos de software libre como Linux. Dispondremos de distintas versiones para Windows 32 bits y 64 bits.<text:s/></text:p>
      <text:p text:style-name="P241">Por otro lado, también se ofrecerá una versión para Android y iOS. Teniendo en cuenta las ventajas e inconvenientes que tiene un ordenador y las que tienen los dispositivos móviles, hemos decidido optar por implementar el módulo en ambas versiones de la aplicación, para que se utilice en un dispositivo u otro en función de la conveniencia del usuario. Además, tampoco debemos esperar que todos los usuarios tengan ordenador disponible, pero sí es esperable que todos tengan dispositivos móviles, por lo que aumentaría la facilidad del usuario a acceder a la aplicación.</text:p>
      <text:p text:style-name="P242">Se podrá usar la funcionalidad de dos formas diferentes, una con conexión a internet, y otra sin conexión. La idea es que un usuario que en cierto momento tenga conexión inestable o no tenga conexión alguna pueda haber descargado ficheros y pueda consultarlos, aunque no tenga internet. Una vez vuelva a tener conexión, se actualizarán los ficheros en la aplicación de manera automática.</text:p>
      <text:p text:style-name="P243">Por otro lado, este módulo de la aplicación será eficaz, rápido al realizar gestiones. Para ello, nos centraremos en la optimización de las consultas y funciones requeridas para el correcto funcionamiento del módulo. Se implementarán nuevos algoritmos de optimización enfocados a la mejora de operaciones CRUD y el almacenamiento en la base de datos. Basamos parte de estos algoritmos en optimización heurística.</text:p>
      <text:p text:style-name="P244">La funcionalidad de este módulo se podrá consumir a través de una API REST para, así, poder con los requisitos de cohesión necesarios para la generación de históricos masivos, evitando que cualquier fallo que pudiera producirse afecte a la aplicación principal.</text:p>
      <text:p text:style-name="P245"> </text:p>
      <text:p text:style-name="P246"/>
      <text:p text:style-name="P247"/>
      <text:p text:style-name="P248"/>
      <text:p text:style-name="P249"/>
      <text:p text:style-name="P250">Parte funcional:</text:p>
      <text:p text:style-name="P251"/>
      <text:p text:style-name="P252">Nuestro proyecto está pensado para ser utilizado por personas dedicadas a la agricultura. Desde nuestra empresa somos conscientes de que hay una sección de nuestra clientela sufre de lo que se conoce como brecha digital, que se traduce en un conocimiento más limitado de la tecnología que, esperamos, vayan a enfrentar al usar nuestra aplicación. Por lo tanto, proponemos para ofrecerle mayor comodidad a todo tipo de clientes las siguientes funcionalidades:</text:p>
      <text:p text:style-name="P253">Incluiremos una sección de ayuda al usuario, que contendrá tutoriales para usuarios que no estén acostumbrados a navegar por la aplicación o a manejar los formatos de archivos aceptados por ella, especialmente como ayuda a que los usuarios se habitúen rápidamente a la interfaz y las funciones del módulo.</text:p>
      <text:p text:style-name="P254"><text:s/><text:tab/>Con el objetivo de hacer que nuestros clientes tengan una experiencia más amena al usar esta funcionalidad, tenemos pensado incorporar un asistente de voz, “Liva”, que ayude con la navegabilidad por la interfaz de la subsección de la aplicación.</text:p>
      <text:p text:style-name="P255">La información se estructurará de manera visual e intuitiva: Pretendemos que en la aplicación la información necesaria para su uso siga un orden coherente, para hacer su entendimiento más sencillo. Por ello, proponemos una división de los datos por secciones en una misma pestaña <text:s/>o diferentes pestañas, cuya distribución podrá configurar cada usuario. Dentro de cada una de ellas, se organizará la información en forma de tablas y se indicará con un icono la información actualizada recientemente. Así, el usuario podrá encontrar más fácilmente las últimas actualizaciones del histórico.</text:p>
      <text:p text:style-name="P256">Para facilitar el intercambio de datos con cualquier plataforma, implementaremos métodos de exportación de los mismos <text:s/>en un único archivo que puede ser de diferentes formatos, preferentemente pdf, csv y .doc. Al mismo tiempo, permitiremos la lectura e importación de datos a la aplicación mediante los formatos previamente mencionados mediante un algoritmo especial de lectura de archivos.</text:p>
      <text:p text:style-name="P257"/>
      <text:p text:style-name="P258"/>
      <text:p text:style-name="P259"/>
      <text:p text:style-name="P260"/>
      <text:p text:style-name="P261"/>
      <text:p text:style-name="P262"/>
      <text:p text:style-name="P263"/>
      <text:p text:style-name="P264"/>
      <text:p text:style-name="P265"/>
      <text:p text:style-name="P266"/>
      <text:h text:style-name="Título2" text:outline-level="2"><text:bookmark-start text:name="__RefHeading___Toc74403_2690099750"/><text:bookmark-start text:name="_Toc62469862"/><text:soft-page-break/>Aplicación GDPU/GDPB: módulo que permita visualizar un histórico asociado a un NIF/CIF<text:bookmark-end text:name="__RefHeading___Toc74403_2690099750"/><text:bookmark-end text:name="_Toc62469862"/></text:h>
      <text:p text:style-name="Textbody"/>
      <text:p text:style-name="P267">Para la implementación de este módulo en la aplicación GDPU/GDPB, hemos decidido dividir esta sección en dos partes: técnica (TIC) y funcional. La primera página estará dedicada a la parte técnica y la segunda a la funcional. Esta aplicación está orientada a varios tipos de usuarios. Espe-ramos que algunos de estos usuarios tengan conocimiento de tecnologías y sistemas modernos, pero también habrá usuarios que sabemos que tendrán un menor conocimiento tecnológico o que tengan sistemas obsoletos.</text:p>
      <text:p text:style-name="P268"/>
      <text:p text:style-name="P269">Parte técnica:</text:p>
      <text:p text:style-name="P270">La aplicación se desarrollará enfocada a todo tipo de sistemas operativos y máquinas, in-cluso sistemas antiguos, como Windows XP o Vista, u otros sistemas operativos de software libre como Linux, teniendo en cuenta que nuestro tipo de usuario varía mucho. También tenemos que ofrecer distintas versiones para las versiones para Windows 32 bits y 64 bits.<text:s/></text:p>
      <text:p text:style-name="P271">Por otro lado, también se ofrecerá una versión para Android y iOS. Teniendo en cuenta las ventajas e inconvenientes que tiene un ordenador y las que tienen los dispositivos móviles, hemos decidido optar por implementar el módulo en ambas versiones de la aplicación, para que se utilice en un dispositivo u otro en función de la conveniencia del usuario. Además, tampoco debemos esperar que todos los usuarios tengan ordenador disponible, pero sí es esperable que todos tengan dispositivos móviles, por lo que aumentaría la facilidad del usuario a acceder a la aplicación.</text:p>
      <text:p text:style-name="P272">Se podrá usar la funcionalidad de dos formas diferentes, una con conexión a internet, y otra sin conexión. La idea es que un usuario que en cierto momento tenga conexión inestable o no ten-ga conexión alguna pueda haber descargado ficheros, como el fichero de inicio o fin de campaña o las solicitudes de cesiones, y que pueda consultar estos ficheros mientras no tenga internet, y una vez vuelva a tener conexión pueda actualizar los ficheros y trabajar con<text:s/>ellos sin conexión nueva-mente.</text:p>
      <text:p text:style-name="P273">Por otro lado, este módulo de la aplicación tiene que ser eficaz, rápido al realizar gestio-nes. Para ello, la gestión de datos tiene que estar lo más optimizada posible, y se implementarán herramientas de búsqueda que hagan consultas a la base de datos. Además, para facilitar la bús-queda para aquellos usuarios que tengan dificultades a la hora de navegar por la interfaz de la aplicación, implementaremos un asistente de voz.</text:p>
      <text:p text:style-name="P274"/>
      <text:p text:style-name="P275">Parte funcional:</text:p>
      <text:p text:style-name="P276">Nuestro proyecto está pensado para ser utilizado por personas dedicadas a la agricultura. Desde nuestra empresa somos conscientes de que hay una sección de nuestra clientela sufre de lo que se conoce como brecha digital, que se traduce en un conocimiento más limitado de la tecnología que, esperamos, vayan a enfrentar al usar nuestra aplicación. Por lo tanto, proponemos para ofrecerle mayor comodidad a todo tipo de clientes las siguientes funcionalidades:</text:p>
      <text:p text:style-name="P277"/>
      <text:soft-page-break/>
      <text:p text:style-name="P278">1.<text:tab/>Vídeos explicativos: La inclusión de videos integrados en la aplicación, que sirvan como tutorial para usuarios que no estén acostumbrados a navegar por aplicaciones informáticas, y también como ayuda para que todo tipo de clientes se habitúen a la interfaz y las funcio-nes del módulo.</text:p>
      <text:p text:style-name="P279"/>
      <text:p text:style-name="P280">2.<text:tab/>Información ordenada: Pretendemos que en la aplicación la información necesaria para su uso siga un orden coherente, para hacer su entendimiento más sencillo.</text:p>
      <text:p text:style-name="P281"/>
      <text:p text:style-name="P282">3.<text:tab/>Interfaz orientada al usuario esperado: La interfaz debe ser intuitiva, fácil de usar y debe ser fácil acostumbrarse a ella, para que se adapte a usuarios que no están acostumbrados a navegar por aplicaciones informáticas.</text:p>
      <text:p text:style-name="P283"/>
      <text:p text:style-name="P284">4.<text:tab/>Sabemos que en el entorno rural no todos los clientes poseen conexión a internet en su en-torno de trabajo. Para que no quede totalmente desconectado de sus movimientos en la aplicación cuando esté desprovisto de conexión, pretendemos incluir una funcionalidad pa-ra descargar los documentos y archivos que pueda necesitar consultar cuando no tenga co-nexión a Internet.</text:p>
      <text:p text:style-name="P285"/>
      <text:p text:style-name="Standard"><text:span text:style-name="T286">5.</text:span><text:span text:style-name="T287"><text:tab/>Asistente: Con el objetivo de hacer que nuestros clientes tengan una experiencia más ame-na al usar esta funcionalidad, tenemos pensado incorporar un asistente de voz, “Liva”, que ayude con la navegabilidad por la interfaz de la subsección de la aplic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Párrafodelista" style:display-name="Párrafo de lista"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 style:parent-style-name="Encabezado" style:family="paragraph">
      <style:text-properties fo:font-weight="bold" style:font-weight-asian="bold" style:font-weight-complex="bold"/>
    </style:style>
    <style:style style:name="P3" style:parent-style-name="Piedepágina" style:family="paragraph">
      <style:paragraph-properties fo:text-align="end"/>
    </style:style>
  </office:automatic-styles>
  <office:master-styles>
    <style:master-page style:name="MP0" style:page-layout-name="PL0">
      <style:header>
        <text:p text:style-name="P2">Aleatorio US L5-56</text:p>
      </style:header>
      <style:footer>
        <text:p text:style-name="P3">Página<text:s/><text:page-number text:fixed="false">11</text:page-number><text:s/>de<text:s/><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soto</meta:initial-creator>
    <dc:creator>Usuario</dc:creator>
    <meta:creation-date>2021-01-25T11:39:00Z</meta:creation-date>
    <dc:date>2021-01-25T11:40:00Z</dc:date>
    <meta:template xlink:href="Normal.dotm" xlink:type="simple"/>
    <meta:editing-cycles>2</meta:editing-cycles>
    <meta:editing-duration>PT60S</meta:editing-duration>
    <meta:document-statistic meta:page-count="12" meta:paragraph-count="45" meta:word-count="3482" meta:character-count="22588" meta:row-count="159" meta:non-whitespace-character-count="19151"/>
  </office:meta>
</office:document-meta>
</file>